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.645cm" svg:height="2.645cm" svg:x="16.708cm" svg:y="12.372cm" svg:viewBox="0 0 2646 2646" svg:d="m2294 1143c0 0 0-1 0-1h341c7 59 11 119 11 181 0 750-573 1323-1323 1323-593 0-1076-359-1252-880h364c158 326 489 543 887 543 504 0 901-348 975-826h-2277v-16h-13c-5-47-7-95-7-144 0-750 573-1323 1323-1323 579 0 1053 342 1238 843h-370c-164-307-486-508-869-508-498 0-891 339-972 808z">
          <text:p/>
        </draw:path>
        <draw:custom-shape draw:style-name="gr2" draw:text-style-name="P1" draw:layer="layout" svg:width="2.646cm" svg:height="2.646cm" svg:x="13.768cm" svg:y="12.372cm">
          <text:p/>
          <draw:enhanced-geometry svg:viewBox="0 0 21600 21600" draw:glue-points="10800 0 3163 3163 0 10800 3163 18437 10800 21600 18437 18437 21600 10800 18437 3163" draw:text-areas="3163 3163 18437 18437" draw:type="ring" draw:modifiers="2741.820929353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1" draw:text-style-name="P1" draw:layer="layout" svg:width="2.645cm" svg:height="3.94cm" svg:x="0.4cm" svg:y="11.107cm" svg:viewBox="0 0 2646 3941" svg:d="m1323 1295c750 0 1323 573 1323 1323s-573 1323-1323 1323c-739 0-1307-557-1323-1291v0-32-2618h340v1717c239-262 586-422 983-422zm-1 335c-524 0-933 376-982 884v136h-4c16 543 438 954 986 954 559 0 987-428 987-987s-428-987-987-987z">
          <text:p/>
        </draw:path>
        <draw:path draw:style-name="gr1" draw:text-style-name="P1" draw:layer="layout" svg:width="2.647cm" svg:height="4.025cm" svg:x="10.727cm" svg:y="12.372cm" svg:viewBox="0 0 2648 4026" svg:d="m2308 0h340v2650h-3c1 18 1 35 1 53 0 750-573 1323-1323 1323s-1323-573-1323-1323c0-29 1-58 3-87h336c-3 28-4 57-4 86 0 559 428 987 987 987s987-428 987-987c0-29-1-58-4-86h3z">
          <text:p/>
        </draw:path>
        <draw:path draw:style-name="gr1" draw:text-style-name="P1" draw:layer="layout" svg:width="2.652cm" svg:height="2.675cm" svg:x="6.38cm" svg:y="12.372cm" svg:viewBox="0 0 2653 2676" svg:d="m2309 1377c1-18 1-37 1-55 0-559-428-987-987-987s-987 428-987 987c0 11 0 21 0 32h4v1320h-340v-1320h1c0-10 0-21 0-31 0-750 573-1323 1323-1323s1323 573 1323 1323c0 11 0 22 0 33h6v1320h-340v-1299z">
          <text:p/>
        </draw:path>
        <draw:path draw:style-name="gr1" draw:text-style-name="P1" draw:layer="layout" svg:width="2.645cm" svg:height="2.645cm" svg:x="3.372cm" svg:y="12.402cm" svg:viewBox="0 0 2646 2646" svg:d="m2542 1853c-198 474-659 793-1219 793-750 0-1323-573-1323-1323s573-1323 1323-1323 1323 573 1323 1323c0 56-3 110-9 164h-341c1-2 1-5 1-7h-1950c72 480 470 829 975 829 361 0 668-179 839-456zm-249-713c-81-467-474-805-971-805s-890 338-971 805z">
          <text:p/>
        </draw:path>
        <draw:polygon draw:style-name="gr1" draw:text-style-name="P1" draw:layer="layout" svg:width="0.339cm" svg:height="1.319cm" draw:transform="rotate (1.5707963267949) translate (10.289cm 13.885cm)" svg:viewBox="0 0 340 1320" draw:points="0,1320 0,0 340,0 340,1320">
          <text:p/>
        </draw:polygon>
        <draw:path draw:style-name="gr1" draw:text-style-name="P1" draw:layer="layout" svg:width="2.645cm" svg:height="2.645cm" svg:x="19.712cm" svg:y="12.372cm" svg:viewBox="0 0 2646 2646" svg:d="m2542 1853c-198 474-659 793-1219 793-750 0-1323-573-1323-1323s573-1323 1323-1323 1323 573 1323 1323c0 56-3 110-9 164h-341c1-2 1-5 1-7h-1950c72 480 470 829 975 829 361 0 668-179 839-456zm-249-713c-81-467-474-805-971-805s-890 338-971 805z">
          <text:p/>
        </draw:path>
        <draw:path draw:style-name="gr1" draw:text-style-name="P1" draw:layer="layout" svg:width="2.155cm" svg:height="0.944cm" svg:x="12.447cm" svg:y="15.171cm" svg:viewBox="0 0 2156 945" svg:d="m2156 368c-53 20-104 44-152 73 6 6 11 12 16 19 44 24 89 45 136 63v348c-133-38-257-95-368-170-1 1-2 2-3 2 0 0 0 0 0 0-122 87-260 153-411 195-8 2-17 4-25 6-1 1-2 1-3 1-106 26-217 40-332 40-418 0-779-181-1014-472 235-292 597-473 1015-473 279 0 532 80 740 220 119-86 254-152 401-194zm-1154-39c-192 0-369 51-519 141 150 89 327 140 519 140s370-51 519-140c-149-90-326-141-519-141z">
          <text:p/>
        </draw:path>
        <draw:path draw:style-name="gr1" draw:text-style-name="P1" draw:layer="layout" svg:width="2.155cm" svg:height="0.944cm" svg:x="15.362cm" svg:y="11.121cm" svg:viewBox="0 0 2156 945" svg:d="m2156 368c-53 20-104 44-152 73 6 6 11 12 16 19 44 24 89 45 136 63v348c-133-38-257-95-368-170-1 1-2 2-3 2 0 0 0 0 0 0-122 87-260 153-411 195-8 2-17 4-25 6-1 1-2 1-3 1-106 26-217 40-332 40-418 0-779-181-1014-472 235-292 597-473 1015-473 279 0 532 80 740 220 119-86 254-152 401-194zm-1154-39c-192 0-369 51-519 141 150 89 327 140 519 140s370-51 519-140c-149-90-326-141-519-141z">
          <text:p/>
        </draw:path>
        <draw:path draw:style-name="gr1" draw:text-style-name="P1" draw:layer="layout" svg:width="2.155cm" svg:height="0.944cm" svg:x="7.585cm" svg:y="12.849cm" svg:viewBox="0 0 2156 945" svg:d="m2156 368c-53 20-104 44-152 73 6 6 11 12 16 19 44 24 89 45 136 63v348c-133-38-257-95-368-170-1 1-2 2-3 2 0 0 0 0 0 0-122 87-260 153-411 195-8 2-17 4-25 6-1 1-2 1-3 1-106 26-217 40-332 40-418 0-779-181-1014-472 235-292 597-473 1015-473 279 0 532 80 740 220 119-86 254-152 401-194zm-1154-39c-192 0-369 51-519 141 150 89 327 140 519 140s370-51 519-140c-149-90-326-141-519-141z">
          <text:p/>
        </draw:path>
        <draw:path draw:style-name="gr1" draw:text-style-name="P1" draw:layer="layout" svg:width="2.155cm" svg:height="0.944cm" svg:x="2.67cm" svg:y="10.527cm" svg:viewBox="0 0 2156 945" svg:d="m2156 368c-53 20-104 44-152 73 6 6 11 12 16 19 44 24 89 45 136 63v348c-133-38-257-95-368-170-1 1-2 2-3 2 0 0 0 0 0 0-122 87-260 153-411 195-8 2-17 4-25 6-1 1-2 1-3 1-106 26-217 40-332 40-418 0-779-181-1014-472 235-292 597-473 1015-473 279 0 532 80 740 220 119-86 254-152 401-194zm-1154-39c-192 0-369 51-519 141 150 89 327 140 519 140s370-51 519-140c-149-90-326-141-519-141z">
          <text:p/>
        </draw:path>
        <draw:path draw:style-name="gr1" draw:text-style-name="P1" draw:layer="layout" svg:width="2.155cm" svg:height="0.944cm" svg:x="19.03cm" svg:y="15.603cm" svg:viewBox="0 0 2156 945" svg:d="m2156 368c-53 20-104 44-152 73 6 6 11 12 16 19 44 24 89 45 136 63v348c-133-38-257-95-368-170-1 1-2 2-3 2 0 0 0 0 0 0-122 87-260 153-411 195-8 2-17 4-25 6-1 1-2 1-3 1-106 26-217 40-332 40-418 0-779-181-1014-472 235-292 597-473 1015-473 279 0 532 80 740 220 119-86 254-152 401-194zm-1154-39c-192 0-369 51-519 141 150 89 327 140 519 140s370-51 519-140c-149-90-326-141-519-141z">
          <text:p/>
        </draw:path>
        <draw:path draw:style-name="gr1" draw:text-style-name="P1" draw:layer="layout" svg:width="2.155cm" svg:height="0.944cm" svg:x="2.398cm" svg:y="14.577cm" svg:viewBox="0 0 2156 945" svg:d="m2156 368c-53 20-104 44-152 73 6 6 11 12 16 19 44 24 89 45 136 63v348c-133-38-257-95-368-170-1 1-2 2-3 2 0 0 0 0 0 0-122 87-260 153-411 195-8 2-17 4-25 6-1 1-2 1-3 1-106 26-217 40-332 40-418 0-779-181-1014-472 235-292 597-473 1015-473 279 0 532 80 740 220 119-86 254-152 401-194zm-1154-39c-192 0-369 51-519 141 150 89 327 140 519 140s370-51 519-140c-149-90-326-141-519-14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08:42:27</meta:creation-date>
    <dc:date>2016-04-07T10:34:03</dc:date>
    <meta:editing-duration>PT50M10S</meta:editing-duration>
    <meta:editing-cycles>5</meta:editing-cycles>
    <meta:generator>LibreOffice/3.5$Linux_x86 LibreOffice_project/350m1$Build-413</meta:generator>
    <meta:document-statistic meta:object-count="14"/>
  </office:meta>
</office:document-meta>
</file>